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50.36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9.58mm"/>
    </style:style>
    <style:style style:name="co6" style:family="table-column">
      <style:table-column-properties fo:break-before="auto" style:column-width="74.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HF-Superregen-2-Transis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number-columns-repeated="2" office:value-type="string" calcext:value-type="string">
            <text:p>C050-020X044/V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table:number-columns-repeated="2" office:value-type="string" calcext:value-type="string">
            <text:p>C050-020X036/V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TR-PH201272222-808-2PIN</text:p>
          </table:table-cell>
          <table:table-cell office:value-type="string" calcext:value-type="string">
            <text:p>TRIM-2222-808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table:number-columns-repeated="2" office:value-type="string" calcext:value-type="string">
            <text:p>C025-020X036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POLE2,5-3</text:p>
          </table:table-cell>
          <table:table-cell office:value-type="string" calcext:value-type="string">
            <text:p>E2,5-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0202/7</text:p>
          </table:table-cell>
          <table:table-cell office:value-type="string" calcext:value-type="string">
            <text:p>0202/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3904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T1, T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0202/7-V</text:p>
          </table:table-cell>
          <table:table-cell office:value-type="string" calcext:value-type="string">
            <text:p>0202/7-V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202/7-V</text:p>
          </table:table-cell>
          <table:table-cell office:value-type="string" calcext:value-type="string">
            <text:p>0202/7-V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table:number-columns-repeated="2" office:value-type="string" calcext:value-type="string">
            <text:p>C050-020X03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table:number-columns-repeated="2" office:value-type="string" calcext:value-type="string">
            <text:p>C050-020X04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 office:value-type="string" calcext:value-type="string">
            <text:p>C050-020X03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 turns #22 on BIC pen</text:p>
          </table:table-cell>
          <table:table-cell office:value-type="string" calcext:value-type="string">
            <text:p>L-SHORT02/5</text:p>
          </table:table-cell>
          <table:table-cell office:value-type="string" calcext:value-type="string">
            <text:p>L-02/5V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turns on d=0.7mm</text:p>
          </table:table-cell>
          <table:table-cell office:value-type="string" calcext:value-type="string">
            <text:p>L-SHORT02/7V</text:p>
          </table:table-cell>
          <table:table-cell office:value-type="string" calcext:value-type="string">
            <text:p>L-02/7V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p</text:p>
          </table:table-cell>
          <table:table-cell table:number-columns-repeated="2" office:value-type="string" calcext:value-type="string">
            <text:p>C050-020X03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-SW-1P-2T-H</text:p>
          </table:table-cell>
          <table:table-cell office:value-type="string" calcext:value-type="string">
            <text:p>SLSW-1P2T-H</text:p>
          </table:table-cell>
          <table:table-cell office:value-type="string" calcext:value-type="string">
            <text:p>SW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03:14:17.217000000</dc:date>
    <meta:editing-duration>PT3M32S</meta:editing-duration>
    <meta:editing-cycles>1</meta:editing-cycles>
    <meta:document-statistic meta:table-count="1" meta:cell-count="115" meta:object-count="0"/>
    <meta:generator>LibreOffice/5.2.3.3$Windows_x86 LibreOffice_project/d54a8868f08a7b39642414cf2c8ef2f228f780cf</meta:generator>
  </office:meta>
</office:document-meta>
</file>